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justify" style:justify-single-word="false"/>
    </style:style>
    <style:style style:name="P2" style:family="paragraph" style:parent-style-name="Standard">
      <style:text-properties fo:font-size="32pt" style:font-size-asian="32pt" style:font-size-complex="32pt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start" style:justify-single-word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normal" style:font-size-asian="12pt" style:font-style-asian="normal" style:font-size-complex="12pt" style:font-style-complex="normal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Rapport de projet OCaml</text:p>
      <text:p text:style-name="P9">Licence Informatique 3ème année (L3)</text:p>
      <text:p text:style-name="P6"/>
      <text:p text:style-name="P6"/>
      <text:p text:style-name="P10">Programme de compression de fichier</text:p>
      <text:p text:style-name="P6"/>
      <text:p text:style-name="P3">Kahina RAHANI &amp; Luxon JEAN-PIERR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Contents_20_Heading"><text:soft-page-break/>Sommaire</text:p>
          </text:index-title>
          <text:p text:style-name="P18">I Parties réalisées dans le projet<text:tab/>3</text:p>
          <text:p text:style-name="P18">II Bugs<text:tab/>4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/>
      <text:p text:style-name="P11"><text:toc-mark-start text:id="IMark52471192" text:outline-level="1"/>I Parties réalisées dans le projet<text:toc-mark-end text:id="IMark52471192"/></text:p>
      <text:p text:style-name="P4"/>
      <text:p text:style-name="P4"/>
      <text:p text:style-name="P7"><text:span text:style-name="T2"><text:tab/></text:span><text:span text:style-name="T1">Les deux parties du projet, en l'occurrence, la compression et la décompression, ont été réalisées. Entre autres : </text:span></text:p>
      <text:p text:style-name="P13"/>
      <text:p text:style-name="P13"><text:tab/>Pour la partie compression :</text:p>
      <text:p text:style-name="P13"/>
      <text:list xml:id="list1159077247" text:style-name="L1">
        <text:list-item>
          <text:list>
            <text:list-item>
              <text:p text:style-name="P14">L’histogramme.</text:p>
            </text:list-item>
            <text:list-item>
              <text:p text:style-name="P14">L'arbre de Huffman.</text:p>
            </text:list-item>
            <text:list-item>
              <text:p text:style-name="P14">L'écriture de l'entête, via <text:s/>et de l'ensemble des données dans le fichier compressé.</text:p>
            </text:list-item>
          </text:list>
        </text:list-item>
      </text:list>
      <text:p text:style-name="P13"/>
      <text:p text:style-name="P13"/>
      <text:p text:style-name="P13"><text:tab/>Pour la partie décompression :</text:p>
      <text:p text:style-name="P13"/>
      <text:list xml:id="list1321897825" text:style-name="L2">
        <text:list-item>
          <text:list>
            <text:list-item>
              <text:p text:style-name="P15">La vérification de <text:s/>l’entête et l'ignorance des octets ignorés.</text:p>
            </text:list-item>
            <text:list-item>
              <text:p text:style-name="P15">Extraction de l'arbre, puis lecture des données compressées.</text:p>
            </text:list-item>
            <text:list-item>
              <text:p text:style-name="P15">Écriture des données décompressées dans le fichier cible.</text:p>
            </text:list-item>
            <text:list-item>
              <text:p text:style-name="P15">Test de la présence de fin de fichier.</text:p>
            </text:list-item>
          </text:list>
        </text:list-item>
      </text:list>
      <text:p text:style-name="P13"/>
      <text:p text:style-name="P13"/>
      <text:p text:style-name="P7"><text:span text:style-name="T1"><text:tab/>Nous avons également créer un fichier </text:span><text:span text:style-name="T3">main.ml </text:span><text:span text:style-name="T5">qui va contenir la fonction « principale ». Cette fonction lit les paramètres positionnelles et effectue, selon le type d'option, s'il y en a, la compression ou la décompression.</text:span></text:p>
      <text:p text:style-name="P11"><text:toc-mark-start text:id="IMark53078088" text:outline-level="1"/>II Bugs<text:toc-mark-end text:id="IMark53078088"/></text:p>
      <text:p text:style-name="P16"/>
      <text:p text:style-name="P16"><text:tab/></text:p>
      <text:p text:style-name="P8"><text:span text:style-name="T2"><text:tab/>Il existe un bug relativement gênant concernant certains fichiers. En effet, la compression marche très mal dans les fichiers contenant l'octet </text:span><text:span text:style-name="T4">255.</text:span><text:span text:style-name="T6"> Ce bug est dû au fait que nous ayons un peu « triché » choix l'octet en question comme « symbole » de fin de fichier. Quand bien même cela ne respectait pas à la lettre la consigne concernant l'écriture de l'arbre, notamment l’écriture des bits, ce bug assurait l'interopérabilité avec la version maîtres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justify" style:justify-single-word="false"/>
    </style:style>
    <style:style style:name="MT1" style:family="text">
      <style:text-properties fo:font-size="12pt" fo:font-weight="normal" style:font-size-asian="12pt" style:font-weight-asian="normal" style:font-size-complex="12pt" style:font-weight-complex="normal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tab/>Rapport de projet Ocaml - <text:span text:style-name="MT1">Kahina RAHANI &amp; Luxon JEAN-PIERRE <text:tab/>Page </text:span><text:span text:style-name="MT1"><text:page-number text:select-page="current">4</text:page-number></text:span><text:span text:style-name="MT1"> sur </text:span><text:span text:style-name="MT1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xon Jean-Pierre</meta:initial-creator>
    <meta:creation-date>2014-12-30T18:53:15.25</meta:creation-date>
    <meta:generator>LibreOffice/3.5$Linux_X86_64 LibreOffice_project/350m1$Build-2</meta:generator>
    <dc:date>2014-12-31T12:47:23</dc:date>
    <dc:creator>Luxon Jean-Pierre</dc:creator>
    <meta:editing-duration>PT1H29M59S</meta:editing-duration>
    <meta:editing-cycles>19</meta:editing-cycles>
    <meta:document-statistic meta:table-count="0" meta:image-count="0" meta:object-count="0" meta:page-count="4" meta:paragraph-count="23" meta:word-count="249" meta:character-count="1496" meta:non-whitespace-character-count="1265"/>
  </office:meta>
</office:document-meta>
</file>